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paragraph-rsid="0018a289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Times New Roman" fo:font-size="14pt" officeooo:paragraph-rsid="0018a289" style:letter-kerning="false" style:font-name-asian="Calibri" style:font-size-asian="14pt" style:font-name-complex="Times New Roman1" style:font-size-complex="14pt" style:font-weight-complex="bold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officeooo:paragraph-rsid="0018a289"/>
    </style:style>
    <style:style style:name="P4" style:family="paragraph" style:parent-style-name="Standard">
      <style:paragraph-properties fo:line-height="115%" fo:text-align="center" style:justify-single-word="false"/>
      <style:text-properties officeooo:paragraph-rsid="0018a289"/>
    </style:style>
    <style:style style:name="P5" style:family="paragraph" style:parent-style-name="Standard">
      <style:paragraph-properties fo:line-height="115%" fo:text-align="end" style:justify-single-word="false"/>
      <style:text-properties officeooo:paragraph-rsid="0018a289"/>
    </style:style>
    <style:style style:name="P6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Times New Roman" fo:font-size="14pt" officeooo:paragraph-rsid="0018a289" style:letter-kerning="false" style:font-name-asian="Calibri" style:font-size-asian="14pt" style:font-name-complex="Times New Roman1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style:font-name="Times New Roman" fo:font-size="14pt" officeooo:paragraph-rsid="0018a289" style:letter-kerning="false" style:font-name-asian="Calibri" style:font-size-asian="14pt" style:font-name-complex="Times New Roman1" style:font-size-complex="14pt"/>
    </style:style>
    <style:style style:name="P8" style:family="paragraph" style:parent-style-name="Standard">
      <style:paragraph-properties fo:line-height="115%" fo:text-align="end" style:justify-single-word="false"/>
      <style:text-properties style:font-name="Times New Roman" fo:font-size="14pt" officeooo:paragraph-rsid="0018a289" style:letter-kerning="false" style:font-name-asian="Calibri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style:font-name="Times New Roman" fo:font-size="14pt" fo:font-weight="bold" officeooo:paragraph-rsid="0018a289" style:letter-kerning="false" style:font-name-asian="Calibri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line-height="106%" fo:text-align="center" style:justify-single-word="false"/>
      <style:text-properties officeooo:paragraph-rsid="0018a289"/>
    </style:style>
    <style:style style:name="P11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indent="1.251cm" style:auto-text-indent="false" fo:background-color="#ffffff"/>
      <style:text-properties officeooo:paragraph-rsid="0019891f"/>
    </style:style>
    <style:style style:name="P12" style:family="paragraph" style:parent-style-name="Standard">
      <style:paragraph-properties fo:text-align="justify" style:justify-single-word="false" fo:text-indent="0cm" style:auto-text-indent="false"/>
      <style:text-properties officeooo:paragraph-rsid="0019891f"/>
    </style:style>
    <style:style style:name="P13" style:family="paragraph" style:parent-style-name="Heading_20_2">
      <style:text-properties officeooo:paragraph-rsid="0019891f"/>
    </style:style>
    <style:style style:name="P14" style:family="paragraph" style:parent-style-name="Heading_20_2">
      <style:text-properties officeooo:paragraph-rsid="001ed667"/>
    </style:style>
    <style:style style:name="P15" style:family="paragraph" style:parent-style-name="Heading_20_1">
      <style:paragraph-properties fo:margin-top="0cm" fo:margin-bottom="0cm" style:contextual-spacing="false" fo:break-before="page"/>
      <style:text-properties officeooo:paragraph-rsid="0019891f"/>
    </style:style>
    <style:style style:name="P16" style:family="paragraph" style:parent-style-name="Heading_20_1">
      <style:paragraph-properties fo:margin-top="0cm" fo:margin-bottom="0cm" style:contextual-spacing="false"/>
      <style:text-properties officeooo:paragraph-rsid="001ed667"/>
    </style:style>
    <style:style style:name="P17" style:family="paragraph" style:parent-style-name="List_20_Paragraph" style:list-style-name="WWNum11">
      <style:paragraph-properties fo:text-align="justify" style:justify-single-word="false"/>
      <style:text-properties officeooo:rsid="001a505f" officeooo:paragraph-rsid="001a505f"/>
    </style:style>
    <style:style style:name="P18" style:family="paragraph" style:parent-style-name="List_20_Paragraph" style:list-style-name="WWNum11">
      <style:paragraph-properties fo:text-align="justify" style:justify-single-word="false"/>
      <style:text-properties officeooo:rsid="001a505f" officeooo:paragraph-rsid="001dec04"/>
    </style:style>
    <style:style style:name="P19" style:family="paragraph" style:parent-style-name="List_20_Paragraph">
      <style:paragraph-properties fo:text-align="justify" style:justify-single-word="false"/>
      <style:text-properties officeooo:rsid="001a505f" officeooo:paragraph-rsid="001dec04"/>
    </style:style>
    <style:style style:name="T1" style:family="text">
      <style:text-properties style:font-name="Times New Roman" fo:font-size="14pt" style:letter-kerning="false" style:font-name-asian="Calibri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8a289" style:letter-kerning="false" style:font-name-asian="Calibri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9891f" style:letter-kerning="false" style:font-name-asian="Calibri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letter-kerning="false" style:font-name-asian="Calibri" style:font-size-asian="14pt" style:font-weight-asian="bold" style:font-name-complex="Times New Roman1"/>
    </style:style>
    <style:style style:name="T5" style:family="text">
      <style:text-properties style:font-name="Times New Roman" fo:font-size="14pt" fo:font-weight="bold" style:letter-kerning="false" style:font-name-asian="Calibri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c4dd2" style:font-size-asian="12pt" style:font-name-complex="Times New Roman1" style:font-size-complex="12pt"/>
    </style:style>
    <style:style style:name="T8" style:family="text">
      <style:text-properties fo:color="#1a1a1a" loext:opacity="100%" style:font-name="Times New Roman" fo:font-size="12pt" style:letter-kerning="false" style:font-name-asian="Times New Roman1" style:font-size-asian="12pt" style:language-asian="ru" style:country-asian="RU" style:font-name-complex="Times New Roman1" style:font-size-complex="10.5pt"/>
    </style:style>
    <style:style style:name="T9" style:family="text">
      <style:text-properties fo:color="#1a1a1a" loext:opacity="100%" style:font-name="Times New Roman" fo:font-size="12pt" officeooo:rsid="001f090c" style:letter-kerning="false" style:font-name-asian="Times New Roman1" style:font-size-asian="12pt" style:language-asian="ru" style:country-asian="RU" style:font-name-complex="Times New Roman1" style:font-size-complex="10.5pt"/>
    </style:style>
    <style:style style:name="T10" style:family="text">
      <style:text-properties fo:color="#1a1a1a" loext:opacity="100%" style:font-name="Times New Roman" fo:font-size="12pt" style:letter-kerning="false" style:font-name-asian="Times New Roman1" style:font-size-asian="12pt" style:language-asian="ru" style:country-asian="RU" style:font-name-complex="Times New Roman1" style:font-size-complex="12pt"/>
    </style:style>
    <style:style style:name="T11" style:family="text">
      <style:text-properties fo:color="#1a1a1a" loext:opacity="100%" style:font-name="Times New Roman" fo:font-size="12pt" officeooo:rsid="001dec04" style:letter-kerning="false" style:font-name-asian="Times New Roman1" style:font-size-asian="12pt" style:language-asian="ru" style:country-asian="RU" style:font-name-complex="Times New Roman1" style:font-size-complex="12pt"/>
    </style:style>
    <style:style style:name="T12" style:family="text">
      <style:text-properties style:use-window-font-color="true" loext:opacity="0%" style:font-name="Liberation Serif" fo:font-weight="bold" style:font-name-asian="NSimSun" style:language-asian="zh" style:country-asian="CN" style:font-weight-asian="bold" style:font-name-complex="Arial" style:language-complex="hi" style:country-complex="IN" style:font-weight-complex="bold"/>
    </style:style>
    <style:style style:name="T13" style:family="text">
      <style:text-properties style:use-window-font-color="true" loext:opacity="0%" style:font-name="Times New Roman" fo:font-weight="bold" style:font-weight-asian="bold" style:font-name-complex="Times New Roman1" style:font-weight-complex="bold"/>
    </style:style>
    <style:style style:name="T14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5" style:family="text">
      <style:text-properties style:use-window-font-color="true" loext:opacity="0%" style:font-name="Times New Roman" fo:font-size="14pt" fo:font-weight="bold" officeooo:rsid="0019891f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use-window-font-color="true" loext:opacity="0%" style:font-name="Times New Roman" fo:font-size="14pt" fo:font-weight="bold" officeooo:rsid="001dec04" style:letter-kerning="fals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7" style:family="text">
      <style:text-properties style:use-window-font-color="true" loext:opacity="0%" style:font-name="Times New Roman" fo:font-size="14pt" fo:font-weight="bold" officeooo:rsid="001ed667" style:letter-kerning="fals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8" style:family="text">
      <style:text-properties style:use-window-font-color="true" loext:opacity="0%" style:font-name="Times New Roman" fo:font-size="16pt" fo:font-weight="bold" officeooo:rsid="001ed667" style:letter-kerning="false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ФЕДЕРАЛЬНОЕ ГОСУДАРСТВЕННОЕ БЮДЖЕТНОЕ ОБРАЗОВАТЕЛЬНОЕ УЧРЕЖДЕНИЕ ВЫСШЕГО ОБРАЗОВАНИЯ "САНКТ-ПЕТЕРБУРГСКИЙ ГОСУДАРСТВЕННЫЙ УНИВЕРСИТЕТ ТЕЛЕКОММУНИКАЦИЙ ИМ. ПРОФ. М. А. БОНЧ-БРУЕВИЧА"</text:span></text:p>
      <text:p text:style-name="P6" loext:marker-style-name="T1"/>
      <text:p text:style-name="P4" loext:marker-style-name="T1"><text:span text:style-name="T1">Факультет инфокоммуникационных сетей и систем</text:span></text:p>
      <text:p text:style-name="P4" loext:marker-style-name="T1"><text:span text:style-name="T1">Кафедра программной инженерии и вычислительной техники</text:span></text:p>
      <text:p text:style-name="P7" loext:marker-style-name="T1"/>
      <text:p text:style-name="P2"/>
      <text:p text:style-name="P4" loext:marker-style-name="T5"><text:span text:style-name="T5">ОТЧЕТ ПО</text:span></text:p>
      <text:p text:style-name="P4" loext:marker-style-name="T4"><text:span text:style-name="T4">ЛАБОРАТОРНОЙ РАБОТЕ</text:span></text:p>
      <text:p text:style-name="P4" loext:marker-style-name="T5"><text:span text:style-name="T5">по дисциплине </text:span></text:p>
      <text:p text:style-name="P4" loext:marker-style-name="T5"><text:span text:style-name="T5">«Логическое и функциональное программирование»</text:span></text:p>
      <text:p text:style-name="P7" loext:marker-style-name="T1"/>
      <text:p text:style-name="P4" loext:marker-style-name="T1"><text:span text:style-name="T1">Вариант №2</text:span><text:span text:style-name="T3">7</text:span></text:p>
      <text:p text:style-name="P9" loext:marker-style-name="T5"/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>Выполнил:</text:span></text:p>
      <text:p text:style-name="P5" loext:marker-style-name="T1"><text:span text:style-name="T1">студент 3 курса</text:span></text:p>
      <text:p text:style-name="P5" loext:marker-style-name="T1"><text:span text:style-name="T1">группы ИКПИ-11</text:span></text:p>
      <text:p text:style-name="P5" loext:marker-style-name="T1"><text:span text:style-name="T1"><text:s/></text:span><text:span text:style-name="T2">Крылов А.В.</text:span></text:p>
      <text:p text:style-name="P8" loext:marker-style-name="T1"/>
      <text:p text:style-name="P5" loext:marker-style-name="T1"><text:span text:style-name="T1">Приняла:<text:line-break/>доцент кафедры ПИВТ</text:span></text:p>
      <text:p text:style-name="P5" loext:marker-style-name="T1"><text:span text:style-name="T1">Белая </text:span><text:span text:style-name="T2">Т.И.</text:span></text:p>
      <text:p text:style-name="P5" loext:marker-style-name="T1"><text:span text:style-name="T1"/></text:p>
      <text:p text:style-name="P9" loext:marker-style-name="T5"/>
      <text:p text:style-name="P9" loext:marker-style-name="T5"/>
      <text:p text:style-name="P10" loext:marker-style-name="T1"><text:span text:style-name="T1">Санкт-Петербург</text:span></text:p>
      <text:p text:style-name="P10" loext:marker-style-name="T1"><text:span text:style-name="T1">2024 год</text:span></text:p>
      <text:p text:style-name="P1"/>
      <text:h text:style-name="P15" text:outline-level="1" loext:marker-style-name="T12"><text:span text:style-name="T12">Цель работы:</text:span></text:h>
      <text:p text:style-name="P11" loext:marker-style-name="T10"><text:span text:style-name="T8">Построить продукционную, семантическую сеть и фреймовую модель представления знаний в предметной области </text:span><text:span text:style-name="T9">«</text:span><text:span text:style-name="T8">Моделирование бизнес-процессов </text:span><text:span text:style-name="T9">магазина программ и игр»</text:span><text:span text:style-name="T8">.</text:span></text:p>
      <text:h text:style-name="P13" text:outline-level="2" loext:marker-style-name="T14"><text:span text:style-name="T14">Обязательные действия, выполняемые </text:span><text:span text:style-name="T15">магазином программ и игр</text:span><text:span text:style-name="T14">:</text:span></text:h>
      <text:p text:style-name="P12" loext:marker-style-name="T6"><text:span text:style-name="T6"><text:tab/>Программная система автоматизирует продажу программного обеспечения для персональных компьютеров и игровых консолей, позволяя осуществлять её онлайн</text:span></text:p>
      <text:h text:style-name="P13" text:outline-level="2" loext:marker-style-name="T14"><text:span text:style-name="T14">Промежуточные действия:</text:span></text:h>
      <text:list text:style-name="WWNum11">
        <text:list-item>
          <text:p text:style-name="P17" loext:marker-style-name="T6"><text:span text:style-name="T6">Магазин поддерживает возможность регистрации пользователей.</text:span></text:p>
        </text:list-item>
        <text:list-item>
          <text:p text:style-name="P17" loext:marker-style-name="T6"><text:span text:style-name="T6">Магазин поддерживает возможность получения информации о продаваем</text:span><text:span text:style-name="T7">ых</text:span><text:span text:style-name="T6"> программ</text:span><text:span text:style-name="T7">ах</text:span><text:span text:style-name="T6">.</text:span></text:p>
        </text:list-item>
        <text:list-item>
          <text:p text:style-name="P17" loext:marker-style-name="T6"><text:span text:style-name="T6">Магазин поддерживает возможность поиска по продаваемым программам.</text:span></text:p>
        </text:list-item>
        <text:list-item>
          <text:p text:style-name="P17" loext:marker-style-name="T6"><text:span text:style-name="T6">Магазин поддерживает возможность добавления и удалени</text:span><text:span text:style-name="T7">я</text:span><text:span text:style-name="T6"> товаров в «корзине».</text:span></text:p>
        </text:list-item>
        <text:list-item>
          <text:p text:style-name="P17" loext:marker-style-name="T6"><text:span text:style-name="T6">Магазин поддерживает возможность онлайн-оплаты за</text:span><text:span text:style-name="T7">каза.</text:span></text:p>
        </text:list-item>
        <text:list-item>
          <text:p text:style-name="P18" loext:marker-style-name="T6"><text:span text:style-name="T10">Магазин поддерживает возможность </text:span><text:span text:style-name="T11">администрирования сайта работниками магазина.</text:span></text:p>
        </text:list-item>
      </text:list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p text:style-name="P19" loext:marker-style-name="T6"><text:span text:style-name="T11"/></text:p>
      <text:h text:style-name="P16" text:outline-level="1" loext:marker-style-name="T13"><text:span text:style-name="T18">Продукционная модель</text:span></text:h>
      <text:h text:style-name="P14" text:outline-level="2" loext:marker-style-name="T14"><text:span text:style-name="T17">Правила</text:span><text:span text:style-name="T16">:</text:span></text:h>
      <text:h text:style-name="P14" text:outline-level="2" loext:marker-style-name="T14"><text:span text:style-name="T17">Факты</text:span><text:span text:style-name="T16">:</text:span></text:h>
      <text:h text:style-name="P14" text:outline-level="2" loext:marker-style-name="T14"><text:span text:style-name="T17">Действия</text:span><text:span text:style-name="T16">: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Noto Sans Devanagari1" style:font-family-complex="'Noto Sans Devanagar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Noto Sans Devanagari1" style:font-family-complex="'Noto Sans Devanagari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4:02:50.596912979</meta:creation-date>
    <meta:generator>LibreOffice/24.2.2.2$Linux_X86_64 LibreOffice_project/420$Build-2</meta:generator>
    <dc:date>2024-04-15T09:22:22.571518900</dc:date>
    <meta:editing-duration>PT1H23M34S</meta:editing-duration>
    <meta:editing-cycles>5</meta:editing-cycles>
    <meta:document-statistic meta:table-count="0" meta:image-count="0" meta:object-count="0" meta:page-count="2" meta:paragraph-count="31" meta:word-count="153" meta:character-count="1361" meta:non-whitespace-character-count="1242"/>
  </office:meta>
</office:document-meta>
</file>